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Read “Can the crowd identify missinformation objectively?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d “The COVID-19 Infodemic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lize Note vs Repor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opic analysis</text:p>
          </table:table-cell>
          <table:table-cell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20:58:03.181114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15:05:19.003941292</meta:creation-date>
    <dc:date>2021-07-02T21:03:13.629982571</dc:date>
    <meta:editing-duration>PT40M20S</meta:editing-duration>
    <meta:editing-cycles>2</meta:editing-cycles>
    <meta:generator>LibreOffice/7.0.3.1$Linux_X86_64 LibreOffice_project/00$Build-1</meta:generator>
    <meta:document-statistic meta:table-count="1" meta:cell-count="10" meta:object-count="0"/>
  </office:meta>
</office:document-meta>
</file>